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945729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.961in" svg:height="1.961in" draw:z-index="0"><draw:image xlink:href="Pictures/100000010000004000000040945729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9:53:34.287832905</meta:creation-date>
    <dc:date>2024-07-24T19:54:33.662914968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